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text:p>
      <text:p text:style-name="Standard">Write a report (500-1000 words) explaining your work process and justifying your choices. Explain how you would communicate with your client and other team members. What communication tools would you use to accomplish this project? </text:p>
      <text:p text:style-name="Standard"/>
      <text:p text:style-name="P2">REPORT</text:p>
      <text:p text:style-name="P2"/>
      <text:p text:style-name="P3">Lofthus frukt og saft</text:p>
      <text:p text:style-name="P1"/>
      <text:p text:style-name="P1"/>
      <text:p text:style-name="P5"><text:span text:style-name="T1">INTERPRETATION OF THE TASK</text:span></text:p>
      <text:p text:style-name="P4"><text:span text:style-name="T1"/></text:p>
      <text:p text:style-name="P4"><text:span text:style-name="T1">Use knowledge of ganttcharts and report writing, plus all of the previous courses; To make a </text:span></text:p>
      <text:p text:style-name="P4"><text:span text:style-name="T1">gantt chart to demonstrate the ability to plan and execute the building of a website.</text:span></text:p>
      <text:p text:style-name="P4"><text:span text:style-name="T1"/></text:p>
      <text:p text:style-name="Standard"><text:span text:style-name="T1">WORK PROCESS </text:span></text:p>
      <text:p text:style-name="Standard"><text:span text:style-name="T1"/></text:p>
      <text:p text:style-name="Standard"><text:span text:style-name="T1">Read the course assignment(CA) and starting to make a thoughtmap of sorts of all the tasks I needed to include in my gantt chart. </text:span></text:p>
      <text:p text:style-name="Standard"><text:span text:style-name="T1"/></text:p>
      <text:p text:style-name="Standard"><text:span text:style-name="T1">Then I used the example gantt chart provided in the CA, and included some of the tasks I did not think of myself. I took an extra look on what was needed as far as specialties go. And saw that it was the same as mine. </text:span></text:p>
      <text:p text:style-name="Standard"><text:span text:style-name="T1"/></text:p>
      <text:p text:style-name="Standard"><text:span text:style-name="T1">Then I sorted the tasks in to groups; Plan, Design, Build and launch.</text:span></text:p>
      <text:p text:style-name="Standard"><text:span text:style-name="T1">I took another look at my list of tasks, I choose to remove copywriter from the list before I started to make my gantt chart using Open Office Math. </text:span></text:p>
      <text:p text:style-name="Standard"><text:span text:style-name="T1"/></text:p>
      <text:p text:style-name="Standard"><text:span text:style-name="T1">After my I was satisfied with my chart; And reading the assignment again, I decided to include it after all. </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4"><text:span text:style-name="T1"/></text:p>
      <text:p text:style-name="P4"><text:span text:style-name="T1"/></text:p>
      <text:p text:style-name="P4"><text:span text:style-name="T1"/></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11-17T11:02:50.70</meta:creation-date>
    <meta:generator>OpenOffice.org/3.3$Win32 OpenOffice.org_project/330m20$Build-9567</meta:generator>
    <dc:date>2018-11-19T14:42:28.82</dc:date>
    <meta:editing-duration>P2DT3H39M37S</meta:editing-duration>
    <meta:editing-cycles>3</meta:editing-cycles>
    <meta:document-statistic meta:table-count="0" meta:image-count="0" meta:object-count="0" meta:page-count="1" meta:paragraph-count="14" meta:word-count="210" meta:character-count="1158"/>
  </office:meta>
</office:document-meta>
</file>